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128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adc-config-1.png</text:p>
          </table:table-cell>
          <table:table-cell table:formula="of:=[.D2]/[.E2]" office:value-type="float" office:value="3.41666666666667" calcext:value-type="float">
            <text:p>3.42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adc-config-2.png</text:p>
          </table:table-cell>
          <table:table-cell table:formula="of:=[.D3]/[.E3]" office:value-type="float" office:value="4.09166666666667" calcext:value-type="float">
            <text:p>4.09</text:p>
          </table:table-cell>
          <table:table-cell office:value-type="float" office:value="491" calcext:value-type="float">
            <text:p>491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bitin-config-1.png</text:p>
          </table:table-cell>
          <table:table-cell table:formula="of:=[.D4]/[.E4]" office:value-type="float" office:value="5.76666666666667" calcext:value-type="float">
            <text:p>5.77</text:p>
          </table:table-cell>
          <table:table-cell office:value-type="float" office:value="692" calcext:value-type="float">
            <text:p>692</text:p>
          </table:table-cell>
          <table:table-cell office:value-type="float" office:value="120" calcext:value-type="float">
            <text:p>12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bitout-config-1.png</text:p>
          </table:table-cell>
          <table:table-cell table:formula="of:=[.D5]/[.E5]" office:value-type="float" office:value="4.78333333333333" calcext:value-type="float">
            <text:p>4.78</text:p>
          </table:table-cell>
          <table:table-cell office:value-type="float" office:value="574" calcext:value-type="float">
            <text:p>574</text:p>
          </table:table-cell>
          <table:table-cell office:value-type="float" office:value="120" calcext:value-type="float">
            <text:p>12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exti-config-1.png</text:p>
          </table:table-cell>
          <table:table-cell table:formula="of:=[.D6]/[.E6]" office:value-type="float" office:value="5.11666666666667" calcext:value-type="float">
            <text:p>5.12</text:p>
          </table:table-cell>
          <table:table-cell office:value-type="float" office:value="614" calcext:value-type="float">
            <text:p>614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exti-config-2.png</text:p>
          </table:table-cell>
          <table:table-cell table:formula="of:=[.D7]/[.E7]" office:value-type="float" office:value="4.84166666666667" calcext:value-type="float">
            <text:p>4.84</text:p>
          </table:table-cell>
          <table:table-cell office:value-type="float" office:value="581" calcext:value-type="float">
            <text:p>581</text:p>
          </table:table-cell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cmaster-config-1.png</text:p>
          </table:table-cell>
          <table:table-cell table:formula="of:=[.D8]/[.E8]" office:value-type="float" office:value="6.14166666666667" calcext:value-type="float">
            <text:p>6.14</text:p>
          </table:table-cell>
          <table:table-cell office:value-type="float" office:value="737" calcext:value-type="float">
            <text:p>737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cmaster-config-2.png</text:p>
          </table:table-cell>
          <table:table-cell table:formula="of:=[.D9]/[.E9]" office:value-type="float" office:value="3.9" calcext:value-type="float">
            <text:p>3.90</text:p>
          </table:table-cell>
          <table:table-cell office:value-type="float" office:value="468" calcext:value-type="float">
            <text:p>468</text:p>
          </table:table-cell>
          <table:table-cell office:value-type="float" office:value="120" calcext:value-type="float">
            <text:p>1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1.png</text:p>
          </table:table-cell>
          <table:table-cell table:formula="of:=[.D10]/[.E10]" office:value-type="float" office:value="5.275" calcext:value-type="float">
            <text:p>5.28</text:p>
          </table:table-cell>
          <table:table-cell office:value-type="float" office:value="633" calcext:value-type="float">
            <text:p>633</text:p>
          </table:table-cell>
          <table:table-cell office:value-type="float" office:value="120" calcext:value-type="float">
            <text:p>12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2.png</text:p>
          </table:table-cell>
          <table:table-cell table:formula="of:=[.D11]/[.E11]" office:value-type="float" office:value="6.05" calcext:value-type="float">
            <text:p>6.05</text:p>
          </table:table-cell>
          <table:table-cell office:value-type="float" office:value="726" calcext:value-type="float">
            <text:p>726</text:p>
          </table:table-cell>
          <table:table-cell office:value-type="float" office:value="120" calcext:value-type="float">
            <text:p>1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3.png</text:p>
          </table:table-cell>
          <table:table-cell table:formula="of:=[.D12]/[.E12]" office:value-type="float" office:value="4.825" calcext:value-type="float">
            <text:p>4.83</text:p>
          </table:table-cell>
          <table:table-cell office:value-type="float" office:value="579" calcext:value-type="float">
            <text:p>579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1.png</text:p>
          </table:table-cell>
          <table:table-cell table:formula="of:=[.D13]/[.E13]" office:value-type="float" office:value="5.025" calcext:value-type="float">
            <text:p>5.03</text:p>
          </table:table-cell>
          <table:table-cell office:value-type="float" office:value="603" calcext:value-type="float">
            <text:p>603</text:p>
          </table:table-cell>
          <table:table-cell office:value-type="float" office:value="120" calcext:value-type="float">
            <text:p>12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2.png</text:p>
          </table:table-cell>
          <table:table-cell table:formula="of:=[.D14]/[.E14]" office:value-type="float" office:value="5.825" calcext:value-type="float">
            <text:p>5.83</text:p>
          </table:table-cell>
          <table:table-cell office:value-type="float" office:value="699" calcext:value-type="float">
            <text:p>699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3.png</text:p>
          </table:table-cell>
          <table:table-cell table:formula="of:=[.D15]/[.E15]" office:value-type="float" office:value="5.725" calcext:value-type="float">
            <text:p>5.73</text:p>
          </table:table-cell>
          <table:table-cell office:value-type="float" office:value="687" calcext:value-type="float">
            <text:p>687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1.png</text:p>
          </table:table-cell>
          <table:table-cell table:formula="of:=[.D16]/[.E16]" office:value-type="float" office:value="4.70833333333333" calcext:value-type="float">
            <text:p>4.71</text:p>
          </table:table-cell>
          <table:table-cell office:value-type="float" office:value="565" calcext:value-type="float">
            <text:p>565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2.png</text:p>
          </table:table-cell>
          <table:table-cell table:formula="of:=[.D17]/[.E17]" office:value-type="float" office:value="3" calcext:value-type="float">
            <text:p>3.0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3.png</text:p>
          </table:table-cell>
          <table:table-cell table:formula="of:=[.D18]/[.E18]" office:value-type="float" office:value="3.10833333333333" calcext:value-type="float">
            <text:p>3.11</text:p>
          </table:table-cell>
          <table:table-cell office:value-type="float" office:value="373" calcext:value-type="float">
            <text:p>373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1.png</text:p>
          </table:table-cell>
          <table:table-cell table:formula="of:=[.D19]/[.E19]" office:value-type="float" office:value="4.60833333333333" calcext:value-type="float">
            <text:p>4.61</text:p>
          </table:table-cell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2.png</text:p>
          </table:table-cell>
          <table:table-cell table:formula="of:=[.D20]/[.E20]" office:value-type="float" office:value="3.075" calcext:value-type="float">
            <text:p>3.08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3.png</text:p>
          </table:table-cell>
          <table:table-cell table:formula="of:=[.D21]/[.E21]" office:value-type="float" office:value="3.09166666666667" calcext:value-type="float">
            <text:p>3.09</text:p>
          </table:table-cell>
          <table:table-cell office:value-type="float" office:value="371" calcext:value-type="float">
            <text:p>371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1.png</text:p>
          </table:table-cell>
          <table:table-cell table:formula="of:=[.D22]/[.E22]" office:value-type="float" office:value="5.19166666666667" calcext:value-type="float">
            <text:p>5.19</text:p>
          </table:table-cell>
          <table:table-cell office:value-type="float" office:value="623" calcext:value-type="float">
            <text:p>62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2.png</text:p>
          </table:table-cell>
          <table:table-cell table:formula="of:=[.D23]/[.E23]" office:value-type="float" office:value="3.65833333333333" calcext:value-type="float">
            <text:p>3.66</text:p>
          </table:table-cell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3.png</text:p>
          </table:table-cell>
          <table:table-cell table:formula="of:=[.D24]/[.E24]" office:value-type="float" office:value="3.69166666666667" calcext:value-type="float">
            <text:p>3.69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heap-config-1.png</text:p>
          </table:table-cell>
          <table:table-cell table:formula="of:=[.D25]/[.E25]" office:value-type="float" office:value="4.29166666666667" calcext:value-type="float">
            <text:p>4.29</text:p>
          </table:table-cell>
          <table:table-cell office:value-type="float" office:value="515" calcext:value-type="float">
            <text:p>515</text:p>
          </table:table-cell>
          <table:table-cell office:value-type="float" office:value="120" calcext:value-type="float">
            <text:p>1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string" calcext:value-type="string">
            <text:p>heap-config-2.png</text:p>
          </table:table-cell>
          <table:table-cell table:formula="of:=[.D26]/[.E26]" office:value-type="float" office:value="6.10833333333333" calcext:value-type="float">
            <text:p>6.11</text:p>
          </table:table-cell>
          <table:table-cell office:value-type="float" office:value="733" calcext:value-type="float">
            <text:p>73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-config-1.png</text:p>
          </table:table-cell>
          <table:table-cell table:formula="of:=[.D27]/[.E27]" office:value-type="float" office:value="4.19166666666667" calcext:value-type="float">
            <text:p>4.19</text:p>
          </table:table-cell>
          <table:table-cell office:value-type="float" office:value="503" calcext:value-type="float">
            <text:p>50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_headroom_1.png</text:p>
          </table:table-cell>
          <table:table-cell table:formula="of:=[.D28]/[.E28]" office:value-type="float" office:value="5.2" calcext:value-type="float">
            <text:p>5.20</text:p>
          </table:table-cell>
          <table:table-cell office:value-type="float" office:value="624" calcext:value-type="float">
            <text:p>62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_headroom_2.png</text:p>
          </table:table-cell>
          <table:table-cell table:formula="of:=[.D29]/[.E29]" office:value-type="float" office:value="4.95" calcext:value-type="float">
            <text:p>4.95</text:p>
          </table:table-cell>
          <table:table-cell office:value-type="float" office:value="594" calcext:value-type="float">
            <text:p>59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bove texts are the command of the sed. Column B and C have to be merged on editor/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ach line have to be closed by in/ <text:s/>( in for “inch”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0000/00/00</text:date>, <text:time style:data-style-name="N2" text:time-value="23:24:10.11608809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7:53:40.634246829</meta:creation-date>
    <dc:date>2020-06-14T23:25:09.990407183</dc:date>
    <meta:editing-duration>PT43M51S</meta:editing-duration>
    <meta:editing-cycles>8</meta:editing-cycles>
    <meta:generator>LibreOffice/5.1.6.2$Linux_X86_64 LibreOffice_project/10m0$Build-2</meta:generator>
    <meta:document-statistic meta:table-count="1" meta:cell-count="166" meta:object-count="0"/>
  </office:meta>
</office:document-meta>
</file>